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38af1"/>
    </style:style>
    <style:style style:name="P2" style:family="paragraph" style:parent-style-name="Text_20_body" style:list-style-name="L1">
      <style:text-properties officeooo:paragraph-rsid="00138af1"/>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Preformatted_20_Text">
      <style:paragraph-properties fo:margin-left="0cm" fo:margin-right="0cm" fo:text-indent="0cm" style:auto-text-indent="false" style:writing-mode="lr-tb"/>
    </style:style>
    <style:style style:name="P8" style:family="paragraph" style:parent-style-name="Preformatted_20_Text">
      <style:paragraph-properties style:writing-mode="lr-tb"/>
    </style:style>
    <style:style style:name="P9" style:family="paragraph" style:parent-style-name="Preformatted_20_Text">
      <style:paragraph-properties fo:margin-top="0cm" fo:margin-bottom="0.499cm" style:contextual-spacing="false" style:writing-mode="lr-tb"/>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text-properties officeooo:rsid="0010bd28" officeooo:paragraph-rsid="0010bd28"/>
    </style:style>
    <style:style style:name="P15" style:family="paragraph" style:parent-style-name="Text_20_body">
      <style:text-properties officeooo:rsid="000efc01" officeooo:paragraph-rsid="000efc01"/>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6"/>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7"/>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8"/>
    <style:style style:name="P22" style:family="paragraph" style:parent-style-name="Text_20_body" style:list-style-name="L9">
      <style:paragraph-properties fo:margin-top="0cm" fo:margin-bottom="0cm" style:contextual-spacing="false"/>
    </style:style>
    <style:style style:name="P23" style:family="paragraph" style:parent-style-name="Text_20_body" style:list-style-name="L9"/>
    <style:style style:name="P24" style:family="paragraph" style:parent-style-name="Text_20_body" style:list-style-name="L10">
      <style:paragraph-properties fo:margin-top="0cm" fo:margin-bottom="0cm" style:contextual-spacing="false"/>
    </style:style>
    <style:style style:name="P25" style:family="paragraph" style:parent-style-name="Text_20_body" style:list-style-name="L10"/>
    <style:style style:name="P26" style:family="paragraph" style:parent-style-name="Text_20_body" style:list-style-name="L11">
      <style:paragraph-properties fo:margin-top="0cm" fo:margin-bottom="0cm" style:contextual-spacing="false"/>
    </style:style>
    <style:style style:name="P27" style:family="paragraph" style:parent-style-name="Text_20_body" style:list-style-name="L11"/>
    <style:style style:name="P28" style:family="paragraph" style:parent-style-name="Standard">
      <style:text-properties officeooo:rsid="000efc01" officeooo:paragraph-rsid="000efc01"/>
    </style:style>
    <style:style style:name="T1" style:family="text">
      <style:text-properties fo:font-weight="normal" officeooo:rsid="0011cdc1" style:font-weight-asian="normal" style:font-weight-complex="normal"/>
    </style:style>
    <style:style style:name="T2" style:family="text">
      <style:text-properties fo:font-weight="normal" officeooo:rsid="0010bd28"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Documentação Inicial:</text:span></text:p>
      <text:list text:style-name="L1">
        <text:list-item>
          <text:p text:style-name="P2"><text:span text:style-name="Strong_20_Emphasis"><text:span text:style-name="T1">Desenvolvimento de site de vendas de Cupcakes, para uso em navegadores (deslotp ou mobile).</text:span></text:span></text:p>
        </text:list-item>
        <text:list-item>
          <text:p text:style-name="P2"><text:span text:style-name="Strong_20_Emphasis"><text:span text:style-name="T1">Tecnologia utilizada foi no-code, através da </text:span></text:span><text:span text:style-name="Strong_20_Emphasis"><text:span text:style-name="T2">plataforma Wix é uma ferramenta de construção de sites baseada em drag-and-drop (arraste e solte), o que significa que, geralmente, ela não oferece acesso direto ao código-fonte do front-end ou back-end do site, pois o foco principal é facilitar a criação de sites para usuários sem experiência em programação. No entanto, há algumas formas de trabalhar com código no Wix, dependendo do que você deseja fazer.</text:span></text:span></text:p>
        </text:list-item>
        <text:list-item>
          <text:p text:style-name="P2"><text:span text:style-name="Strong_20_Emphasis"><text:span text:style-name="T1">Em algumas imagens foram utilizados a personalização através do IA do site </text:span></text:span><text:a xlink:type="simple" xlink:href="https://leonardo.ai/" text:style-name="Internet_20_link" text:visited-style-name="Visited_20_Internet_20_Link"><text:span text:style-name="Strong_20_Emphasis"><text:span text:style-name="T1">https://leonardo.ai/</text:span></text:span></text:a><text:span text:style-name="Strong_20_Emphasis"><text:span text:style-name="T1">.</text:span></text:span></text:p>
        </text:list-item>
      </text:list>
      <text:h text:style-name="Heading_20_3" text:outline-level="3">1. <text:span text:style-name="Strong_20_Emphasis">Acessar o Front-end no Wix:</text:span></text:h>
      <text:p text:style-name="Text_20_body">Embora o Wix não permita acesso direto ao HTML, CSS e JavaScript do front-end de maneira tradicional, você pode personalizar e adicionar funcionalidades através de duas abordagens principais:</text:p>
      <text:h text:style-name="Heading_20_4" text:outline-level="4"><text:span text:style-name="Strong_20_Emphasis">Wix Editor (Editor Tradicional)</text:span></text:h>
      <text:p text:style-name="Text_20_body">No Wix Editor, você pode personalizar a aparência do seu site e adicionar alguns elementos como botões, imagens, e blocos de texto. No entanto, você não tem acesso direto ao código HTML/CSS.</text:p>
      <text:h text:style-name="Heading_20_4" text:outline-level="4"><text:span text:style-name="Strong_20_Emphasis">Wix Velo (Antigo Corvid)</text:span></text:h>
      <text:p text:style-name="Text_20_body">Wix Velo é a plataforma de desenvolvimento da Wix que permite personalizar o comportamento do site usando JavaScript e APIs fornecidas pela plataforma. No Velo, você pode escrever códigos personalizados para interações, manipulação de dados, animações e mais.</text:p>
      <text:list text:style-name="L2">
        <text:list-item>
          <text:p text:style-name="P3"><text:span text:style-name="Strong_20_Emphasis">Código do Front-end (JavaScript)</text:span>: No Wix Velo, você pode adicionar código JavaScript diretamente nos elementos da página. Por exemplo, é possível manipular a DOM, adicionar interações, e configurar comportamentos personalizados.</text:p>
        </text:list-item>
        <text:list-item>
          <text:p text:style-name="P4"><text:span text:style-name="Strong_20_Emphasis">Editor de Código</text:span>: Dentro do editor do Wix, há um painel onde você pode escrever código JavaScript para interagir com a página.</text:p>
        </text:list-item>
      </text:list>
      <text:p text:style-name="Text_20_body"><text:span text:style-name="Strong_20_Emphasis">Como acessar o código no Velo:</text:span></text:p>
      <text:list text:style-name="L3">
        <text:list-item>
          <text:p text:style-name="P5">Acesse o editor Wix.</text:p>
        </text:list-item>
        <text:list-item>
          <text:p text:style-name="P5">No canto superior direito, ative o <text:span text:style-name="Strong_20_Emphasis">Velo by Wix</text:span>.</text:p>
        </text:list-item>
        <text:list-item>
          <text:p text:style-name="P5">Vá até o <text:span text:style-name="Strong_20_Emphasis">Editor de Código</text:span>.</text:p>
        </text:list-item>
        <text:list-item>
          <text:p text:style-name="P6">Adicione seu código JavaScript na área indicada.</text:p>
        </text:list-item>
      </text:list>
      <text:p text:style-name="Text_20_body"><text:span text:style-name="Strong_20_Emphasis">Exemplo de Código (JavaScript no front-end):</text:span></text:p>
      <text:p text:style-name="Preformatted_20_Text">javascript</text:p>
      <text:p text:style-name="Preformatted_20_Text">Copiar código</text:p>
      <text:p text:style-name="P7"><text:soft-page-break/><text:span text:style-name="Source_20_Text">$w.onReady(function () {</text:span></text:p>
      <text:p text:style-name="P8"><text:span text:style-name="Source_20_Text"><text:s text:c="4"/>$w("#myButton").onClick(() =&gt; {</text:span></text:p>
      <text:p text:style-name="P8"><text:span text:style-name="Source_20_Text"><text:s text:c="8"/>console.log("Botão clicado!");</text:span></text:p>
      <text:p text:style-name="P8"><text:span text:style-name="Source_20_Text"><text:s text:c="4"/>});</text:span></text:p>
      <text:p text:style-name="P9"><text:span text:style-name="Source_20_Text">});</text:span></text:p>
      <text:h text:style-name="Heading_20_4" text:outline-level="4"><text:span text:style-name="Strong_20_Emphasis">Adicionando CSS personalizado</text:span></text:h>
      <text:p text:style-name="Text_20_body">No Wix, a personalização de CSS é limitada, mas você pode usar o <text:span text:style-name="Strong_20_Emphasis">Velo</text:span> para adicionar algumas customizações, embora não seja tão direto como em outras plataformas.</text:p>
      <text:h text:style-name="Heading_20_3" text:outline-level="3">2. <text:span text:style-name="Strong_20_Emphasis">Acessar o Back-end no Wix:</text:span></text:h>
      <text:p text:style-name="Text_20_body">O Wix permite o desenvolvimento de funcionalidades no back-end através do <text:span text:style-name="Strong_20_Emphasis">Velo by Wix</text:span>. Com o Velo, você pode criar funções de back-end para interagir com bancos de dados, APIs externas, autenticação de usuários, etc.</text:p>
      <text:h text:style-name="Heading_20_4" text:outline-level="4"><text:span text:style-name="Strong_20_Emphasis">Criação de Funções de Back-end:</text:span></text:h>
      <text:list text:style-name="L4">
        <text:list-item>
          <text:p text:style-name="P10"><text:span text:style-name="Strong_20_Emphasis">Banco de dados</text:span>: No Wix, você pode criar bancos de dados para armazenar e manipular informações. Você pode usar essas bases de dados em conjunto com o código back-end para construir funcionalidades dinâmicas.</text:p>
        </text:list-item>
        <text:list-item>
          <text:p text:style-name="P11"><text:span text:style-name="Strong_20_Emphasis">Funções de Servidor</text:span>: Com o Velo, é possível escrever funções de servidor em JavaScript que rodam no back-end.</text:p>
        </text:list-item>
      </text:list>
      <text:p text:style-name="Text_20_body"><text:span text:style-name="Strong_20_Emphasis">Exemplo de Função Back-end (JavaScript no servidor):</text:span></text:p>
      <text:p text:style-name="Preformatted_20_Text">javascript</text:p>
      <text:p text:style-name="Preformatted_20_Text">Copiar código</text:p>
      <text:p text:style-name="P7"><text:span text:style-name="Source_20_Text">// Arquivo backend.jsw</text:span></text:p>
      <text:p text:style-name="P8"><text:span text:style-name="Source_20_Text">import { fetch } from 'wix-fetch';</text:span></text:p>
      <text:p text:style-name="P8"/>
      <text:p text:style-name="P8"><text:span text:style-name="Source_20_Text">export function getDataFromAPI() {</text:span></text:p>
      <text:p text:style-name="P8"><text:span text:style-name="Source_20_Text"><text:s text:c="2"/>return fetch('https://api.exemplo.com/dados', { method: 'get' })</text:span></text:p>
      <text:p text:style-name="P8"><text:span text:style-name="Source_20_Text"><text:s text:c="4"/>.then(response =&gt; response.json())</text:span></text:p>
      <text:p text:style-name="P8"><text:span text:style-name="Source_20_Text"><text:s text:c="4"/>.then(data =&gt; {</text:span></text:p>
      <text:p text:style-name="P8"><text:span text:style-name="Source_20_Text"><text:s text:c="6"/>return data;</text:span></text:p>
      <text:p text:style-name="P8"><text:span text:style-name="Source_20_Text"><text:s text:c="4"/>});</text:span></text:p>
      <text:p text:style-name="P9"><text:span text:style-name="Source_20_Text">}</text:span></text:p>
      <text:h text:style-name="Heading_20_4" text:outline-level="4"><text:span text:style-name="Strong_20_Emphasis">Integração com APIs:</text:span></text:h>
      <text:p text:style-name="Text_20_body">Você pode conectar o back-end do seu site Wix a APIs externas, como serviços de pagamento, plataformas de CRM, ou até mesmo APIs personalizadas, para expandir as funcionalidades do seu site.</text:p>
      <text:h text:style-name="Heading_20_3" text:outline-level="3">3. <text:span text:style-name="Strong_20_Emphasis">Exportação do Código:</text:span></text:h>
      <text:p text:style-name="Text_20_body">Infelizmente, o Wix não permite exportar o código-fonte completo do site, seja front-end ou back-end, para ser utilizado fora da plataforma. O Wix é uma solução fechada, onde o código gerado fica dentro do ecossistema da plataforma, e qualquer personalização avançada deve ser feita através do Velo. Caso precise de um controle mais profundo do código, você precisaria considerar outras plataformas, como WordPress, que permitem maior acesso ao código-fonte.</text:p>
      <text:h text:style-name="Heading_20_3" text:outline-level="3"><text:soft-page-break/>Resumo:</text:h>
      <text:list text:style-name="L5">
        <text:list-item>
          <text:p text:style-name="P12"><text:span text:style-name="Strong_20_Emphasis">Front-end</text:span>: No Wix, você pode personalizar o front-end com o Velo, utilizando JavaScript para interações, animações e funcionalidades dinâmicas.</text:p>
        </text:list-item>
        <text:list-item>
          <text:p text:style-name="P12"><text:span text:style-name="Strong_20_Emphasis">Back-end</text:span>: Com o Velo, também é possível escrever funções back-end, acessar bancos de dados e integrar APIs externas, mas o código não é exportável para fora do Wix.</text:p>
        </text:list-item>
        <text:list-item>
          <text:p text:style-name="P13"><text:span text:style-name="Strong_20_Emphasis">Exportação</text:span>: Não há suporte para exportar o código completo (HTML/CSS/JavaScript) do site Wix.</text:p>
        </text:list-item>
      </text:list>
      <text:p text:style-name="Text_20_body">Se você deseja ter controle total sobre o código-fonte, pode ser interessante considerar outras plataformas de desenvolvimento web que ofereçam maior liberdade para personalizar e exportar o código.</text:p>
      <text:p text:style-name="P14"/>
      <text:p text:style-name="P15">Nos sites criados através da plataforma Wix, o banco de dados utilizado é um banco de dados <text:span text:style-name="Strong_20_Emphasis">relacional</text:span> específico da Wix, que faz parte do <text:span text:style-name="Strong_20_Emphasis">Velo by Wix</text:span>, a plataforma de desenvolvimento da Wix. Esse banco de dados permite que você crie, armazene e manipule dados dinâmicos dentro do próprio site sem precisar de um servidor ou configuração adicional.</text:p>
      <text:h text:style-name="Heading_20_3" text:outline-level="3">1. <text:span text:style-name="Strong_20_Emphasis">Banco de Dados do Wix (Wix Data)</text:span></text:h>
      <text:p text:style-name="Text_20_body">O banco de dados do Wix é baseado em <text:span text:style-name="Strong_20_Emphasis">coleções de dados</text:span>, que funcionam de maneira similar a tabelas em um banco de dados relacional tradicional. Cada coleção pode armazenar registros de dados com diferentes tipos de campos, como texto, números, imagens, datas, entre outros.</text:p>
      <text:h text:style-name="Heading_20_4" text:outline-level="4"><text:span text:style-name="Strong_20_Emphasis">Principais Características do Banco de Dados do Wix:</text:span></text:h>
      <text:list text:style-name="L6">
        <text:list-item>
          <text:p text:style-name="P16"><text:span text:style-name="Strong_20_Emphasis">Coleções de Dados</text:span>: No Wix, os dados são armazenados em coleções. Cada coleção é composta por uma ou mais tabelas de dados, e cada tabela contém registros com diferentes campos.</text:p>
        </text:list-item>
        <text:list-item>
          <text:p text:style-name="P16"><text:span text:style-name="Strong_20_Emphasis">Campos e Tipos de Dados</text:span>: Ao criar uma coleção, você pode definir os campos (colunas), como texto, números, booleanos, imagens, links, etc.</text:p>
        </text:list-item>
        <text:list-item>
          <text:p text:style-name="P16"><text:span text:style-name="Strong_20_Emphasis">Integração com o Front-End</text:span>: Você pode interagir com o banco de dados diretamente no seu site, exibindo, modificando e manipulando os dados em tempo real usando JavaScript (via Velo).</text:p>
        </text:list-item>
        <text:list-item>
          <text:p text:style-name="P17"><text:span text:style-name="Strong_20_Emphasis">Filtros e Consultas</text:span>: Você pode usar filtros e consultas (queries) para buscar dados do banco de dados de maneira dinâmica.</text:p>
        </text:list-item>
      </text:list>
      <text:h text:style-name="Heading_20_4" text:outline-level="4"><text:span text:style-name="Strong_20_Emphasis">Como Funciona:</text:span></text:h>
      <text:list text:style-name="L7">
        <text:list-item>
          <text:p text:style-name="P18"><text:span text:style-name="Strong_20_Emphasis">Coleções Padrão e Personalizadas</text:span>: No Velo, você pode criar coleções de dados personalizadas que se integram automaticamente ao seu site. Há também coleções padrão fornecidas pela Wix, como "Membros" e "Pedidos", dependendo do tipo de site que você está criando.</text:p>
        </text:list-item>
        <text:list-item>
          <text:p text:style-name="P19"><text:span text:style-name="Strong_20_Emphasis">Banco de Dados Relacional</text:span>: Embora o banco de dados do Wix seja relacional, ele não tem a complexidade ou o poder de um banco de dados tradicional como MySQL ou PostgreSQL. Ele é simplificado para ser mais acessível a usuários que não têm conhecimento técnico, mas <text:soft-page-break/>ainda oferece uma gama de funcionalidades para criar sites dinâmicos.</text:p>
        </text:list-item>
      </text:list>
      <text:h text:style-name="Heading_20_3" text:outline-level="3">2. <text:span text:style-name="Strong_20_Emphasis">Acessando o Banco de Dados no Wix:</text:span></text:h>
      <text:p text:style-name="Text_20_body">Você pode criar e gerenciar o banco de dados no Wix através do <text:span text:style-name="Strong_20_Emphasis">Editor Velo</text:span>, onde as coleções podem ser visualizadas, modificadas e manipuladas.</text:p>
      <text:h text:style-name="Heading_20_4" text:outline-level="4"><text:span text:style-name="Strong_20_Emphasis">Passos para Criar e Usar Coleções de Dados:</text:span></text:h>
      <text:list text:style-name="L8">
        <text:list-item>
          <text:p text:style-name="P20"><text:span text:style-name="Strong_20_Emphasis">Acesse o Editor Wix</text:span>.</text:p>
        </text:list-item>
        <text:list-item>
          <text:p text:style-name="P20"><text:span text:style-name="Strong_20_Emphasis">Ative o Velo</text:span>: No canto superior direito, ative o <text:span text:style-name="Strong_20_Emphasis">Velo by Wix</text:span>.</text:p>
        </text:list-item>
        <text:list-item>
          <text:p text:style-name="P20"><text:span text:style-name="Strong_20_Emphasis">Acesse o Banco de Dados</text:span>: No painel lateral do editor, você verá a opção <text:span text:style-name="Strong_20_Emphasis">"Banco de Dados"</text:span>. Clique nela para ver ou criar coleções.</text:p>
        </text:list-item>
        <text:list-item>
          <text:p text:style-name="P20"><text:span text:style-name="Strong_20_Emphasis">Criar Coleções</text:span>: Você pode adicionar novas coleções, definir campos (tipos de dados), e gerenciar o conteúdo dentro dessas coleções.</text:p>
        </text:list-item>
        <text:list-item>
          <text:p text:style-name="P21"><text:span text:style-name="Strong_20_Emphasis">Conectar ao Front-End</text:span>: Use a API do Wix Data para buscar, exibir e manipular dados no seu site.</text:p>
        </text:list-item>
      </text:list>
      <text:p text:style-name="Text_20_body"><text:span text:style-name="Strong_20_Emphasis">Exemplo de código para acessar dados:</text:span></text:p>
      <text:p text:style-name="Preformatted_20_Text">javascript</text:p>
      <text:p text:style-name="Preformatted_20_Text">Copiar código</text:p>
      <text:p text:style-name="P7"><text:span text:style-name="Source_20_Text">import wixData from 'wix-data';</text:span></text:p>
      <text:p text:style-name="P8"/>
      <text:p text:style-name="P8"><text:span text:style-name="Source_20_Text">$w.onReady(function () {</text:span></text:p>
      <text:p text:style-name="P8"><text:span text:style-name="Source_20_Text"><text:s text:c="4"/>// Consultar dados da coleção "Clientes"</text:span></text:p>
      <text:p text:style-name="P8"><text:span text:style-name="Source_20_Text"><text:s text:c="4"/>wixData.query("Clientes")</text:span></text:p>
      <text:p text:style-name="P8"><text:span text:style-name="Source_20_Text"><text:s text:c="8"/>.find()</text:span></text:p>
      <text:p text:style-name="P8"><text:span text:style-name="Source_20_Text"><text:s text:c="8"/>.then(results =&gt; {</text:span></text:p>
      <text:p text:style-name="P8"><text:span text:style-name="Source_20_Text"><text:s text:c="12"/>if(results.items.length &gt; 0) {</text:span></text:p>
      <text:p text:style-name="P8"><text:span text:style-name="Source_20_Text"><text:s text:c="16"/>console.log("Dados encontrados:", results.items);</text:span></text:p>
      <text:p text:style-name="P8"><text:span text:style-name="Source_20_Text"><text:s text:c="12"/>}</text:span></text:p>
      <text:p text:style-name="P8"><text:span text:style-name="Source_20_Text"><text:s text:c="8"/>})</text:span></text:p>
      <text:p text:style-name="P8"><text:span text:style-name="Source_20_Text"><text:s text:c="8"/>.catch(error =&gt; {</text:span></text:p>
      <text:p text:style-name="P8"><text:span text:style-name="Source_20_Text"><text:s text:c="12"/>console.log("Erro ao consultar dados:", error);</text:span></text:p>
      <text:p text:style-name="P8"><text:span text:style-name="Source_20_Text"><text:s text:c="8"/>});</text:span></text:p>
      <text:p text:style-name="P9"><text:span text:style-name="Source_20_Text">});</text:span></text:p>
      <text:h text:style-name="Heading_20_3" text:outline-level="3">3. <text:span text:style-name="Strong_20_Emphasis">Tipos de Coleções e Permissões:</text:span></text:h>
      <text:p text:style-name="Text_20_body">O Wix oferece dois tipos principais de coleções de dados:</text:p>
      <text:list text:style-name="L9">
        <text:list-item>
          <text:p text:style-name="P22"><text:span text:style-name="Strong_20_Emphasis">Coleções Públicas</text:span>: Esses dados podem ser acessados por qualquer visitante do site. Isso é útil para sites que precisam exibir dados públicos (por exemplo, um diretório de membros).</text:p>
        </text:list-item>
        <text:list-item>
          <text:p text:style-name="P23"><text:span text:style-name="Strong_20_Emphasis">Coleções Privadas</text:span>: Esses dados são restritos a usuários autenticados ou a quem tiver permissões específicas, o que é útil para dados sensíveis, como informações de pagamento ou dados pessoais.</text:p>
        </text:list-item>
      </text:list>
      <text:p text:style-name="Text_20_body">Você pode controlar as permissões de leitura, escrita e exclusão de dados em cada coleção com base nas necessidades do seu site, definindo regras de acesso diretamente no painel de gerenciamento de dados.</text:p>
      <text:h text:style-name="Heading_20_3" text:outline-level="3"><text:soft-page-break/>4. <text:span text:style-name="Strong_20_Emphasis">Limitações e Considerações:</text:span></text:h>
      <text:p text:style-name="Text_20_body">Embora o banco de dados do Wix seja muito fácil de usar, ele tem algumas limitações em relação a bancos de dados tradicionais:</text:p>
      <text:list text:style-name="L10">
        <text:list-item>
          <text:p text:style-name="P24"><text:span text:style-name="Strong_20_Emphasis">Escalabilidade</text:span>: O banco de dados do Wix é ideal para sites de pequeno a médio porte. Se o seu site crescer muito em termos de tráfego ou volume de dados, pode ser necessário procurar soluções de banco de dados externas.</text:p>
        </text:list-item>
        <text:list-item>
          <text:p text:style-name="P25"><text:span text:style-name="Strong_20_Emphasis">Personalização</text:span>: O nível de personalização e complexidade é mais limitado do que se você estivesse usando um banco de dados tradicional (como MySQL ou MongoDB), especialmente em relação a consultas complexas ou integrações avançadas.</text:p>
        </text:list-item>
      </text:list>
      <text:h text:style-name="Heading_20_3" text:outline-level="3">5. <text:span text:style-name="Strong_20_Emphasis">Integrações com Bancos de Dados Externos:</text:span></text:h>
      <text:p text:style-name="Text_20_body">Embora o Wix tenha seu próprio banco de dados interno, você também pode integrar seu site Wix com bancos de dados externos ou APIs. Isso pode ser feito via <text:span text:style-name="Strong_20_Emphasis">Wix HTTP Functions</text:span> e <text:span text:style-name="Strong_20_Emphasis">Wix Fetch API</text:span> para fazer chamadas HTTP a servidores externos, ou usando a <text:span text:style-name="Strong_20_Emphasis">API do Wix Data</text:span> para interagir com o banco de dados Wix.</text:p>
      <text:p text:style-name="Text_20_body"><text:span text:style-name="Strong_20_Emphasis">Exemplo de consulta externa via API:</text:span></text:p>
      <text:p text:style-name="Preformatted_20_Text">javascript</text:p>
      <text:p text:style-name="Preformatted_20_Text">Copiar código</text:p>
      <text:p text:style-name="P7"><text:span text:style-name="Source_20_Text">import {fetch} from 'wix-fetch';</text:span></text:p>
      <text:p text:style-name="P8"/>
      <text:p text:style-name="P8"><text:span text:style-name="Source_20_Text">fetch('https://api.exemplo.com/dados', { method: 'get' })</text:span></text:p>
      <text:p text:style-name="P8"><text:span text:style-name="Source_20_Text"><text:s text:c="2"/>.then(response =&gt; response.json())</text:span></text:p>
      <text:p text:style-name="P8"><text:span text:style-name="Source_20_Text"><text:s text:c="2"/>.then(data =&gt; {</text:span></text:p>
      <text:p text:style-name="P8"><text:span text:style-name="Source_20_Text"><text:s text:c="4"/>console.log(data);</text:span></text:p>
      <text:p text:style-name="P8"><text:span text:style-name="Source_20_Text"><text:s text:c="2"/>})</text:span></text:p>
      <text:p text:style-name="P8"><text:span text:style-name="Source_20_Text"><text:s text:c="2"/>.catch(error =&gt; {</text:span></text:p>
      <text:p text:style-name="P8"><text:span text:style-name="Source_20_Text"><text:s text:c="4"/>console.log("Erro na requisição:", error);</text:span></text:p>
      <text:p text:style-name="P9"><text:span text:style-name="Source_20_Text"><text:s text:c="2"/>});</text:span></text:p>
      <text:h text:style-name="Heading_20_3" text:outline-level="3">Resumo:</text:h>
      <text:list text:style-name="L11">
        <text:list-item>
          <text:p text:style-name="P26">O banco de dados usado nos sites Wix é o <text:span text:style-name="Strong_20_Emphasis">Wix Data</text:span>, um banco de dados relacional integrado à plataforma Wix, acessível através da interface <text:span text:style-name="Strong_20_Emphasis">Velo by Wix</text:span>.</text:p>
        </text:list-item>
        <text:list-item>
          <text:p text:style-name="P26">Você pode criar <text:span text:style-name="Strong_20_Emphasis">coleções de dados</text:span>, definir tipos de campos, e interagir com esses dados no front-end do site usando <text:span text:style-name="Strong_20_Emphasis">JavaScript</text:span> e a API do Wix.</text:p>
        </text:list-item>
        <text:list-item>
          <text:p text:style-name="P26">O banco de dados Wix é ideal para sites de pequeno a médio porte, mas pode ter limitações em termos de escalabilidade e complexidade em comparação com bancos de dados tradicionais.</text:p>
        </text:list-item>
        <text:list-item>
          <text:p text:style-name="P27"><text:span text:style-name="Strong_20_Emphasis">Integrações externas</text:span> também são possíveis, permitindo conectar seu site Wix a bancos de dados ou APIs externas.</text:p>
        </text:list-item>
      </text:list>
      <text:p text:style-name="Text_20_body">Se você precisa de mais controle sobre o banco de dados ou deseja usar um banco de dados mais robusto, pode ser necessário considerar alternativas como <text:span text:style-name="Strong_20_Emphasis">WordPress</text:span> ou soluções de desenvolvimento customizado com <text:span text:style-name="Strong_20_Emphasis">Node.js</text:span> e bancos como <text:span text:style-name="Strong_20_Emphasis">MongoDB</text:span> ou <text:span text:style-name="Strong_20_Emphasis">PostgreSQL</text:span>.</text:p>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07T22:34:50.118000000</dc:date>
    <meta:editing-duration>PT1H51M42S</meta:editing-duration>
    <meta:editing-cycles>6</meta:editing-cycles>
    <meta:generator>LibreOffice/24.8.2.1$Windows_X86_64 LibreOffice_project/0f794b6e29741098670a3b95d60478a65d05ef13</meta:generator>
    <meta:document-statistic meta:table-count="0" meta:image-count="0" meta:object-count="0" meta:page-count="5" meta:paragraph-count="118" meta:word-count="1642" meta:character-count="10340" meta:non-whitespace-character-count="8695"/>
  </office:meta>
</office:document-meta>
</file>